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6fac" officeooo:paragraph-rsid="000c9106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36fac" officeooo:paragraph-rsid="000c910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officeooo:rsid="00136fac" officeooo:paragraph-rsid="000c9106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7887e" officeooo:paragraph-rsid="000c9106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7887e" officeooo:paragraph-rsid="000c9106" style:font-size-asian="18pt" style:font-weight-asian="bold" style:font-size-complex="18pt" style:font-weight-complex="bold"/>
    </style:style>
    <style:style style:name="P6" style:family="paragraph" style:parent-style-name="Standard">
      <style:text-properties fo:font-weight="bold" officeooo:rsid="0017887e" officeooo:paragraph-rsid="000c9106" style:font-weight-asian="bold" style:font-weight-complex="bold"/>
    </style:style>
    <style:style style:name="P7" style:family="paragraph" style:parent-style-name="Standard">
      <style:text-properties officeooo:rsid="0017887e" officeooo:paragraph-rsid="000c91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BMW réaliser une interface utilisateur web statique et adaptable</text:p>
      <text:p text:style-name="P3"/>
      <text:p text:style-name="P5">Aurélie VICTORIN – Fabrice CHAPIER</text:p>
      <text:p text:style-name="P5"/>
      <text:p text:style-name="P5"/>
      <text:p text:style-name="P4"/>
      <text:p text:style-name="P6">Le 18/07/19 :</text:p>
      <text:p text:style-name="P7"/>
      <text:p text:style-name="P1">Git : fournir le lien Git </text:p>
      <text:p text:style-name="P1"><text:a xlink:type="simple" xlink:href="https://github.com/AurelieVictorin/BMW.git" text:style-name="Internet_20_link" text:visited-style-name="Visited_20_Internet_20_Link">https://github.com/AurelieVictorin/BMW.git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7:16:02.574021980</meta:creation-date>
    <dc:date>2019-07-18T17:16:58.423481329</dc:date>
    <meta:editing-duration>PT56S</meta:editing-duration>
    <meta:editing-cycles>1</meta:editing-cycles>
    <meta:document-statistic meta:table-count="0" meta:image-count="0" meta:object-count="0" meta:page-count="1" meta:paragraph-count="5" meta:word-count="24" meta:character-count="186" meta:non-whitespace-character-count="165"/>
    <meta:generator>LibreOffice/6.0.7.3$Linux_X86_64 LibreOffice_project/00m0$Build-3</meta:generator>
  </office:meta>
</office:document-meta>
</file>